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47cm" fo:margin-top="0cm" fo:margin-bottom="0cm" table:align="center" style:writing-mode="lr-tb"/>
    </style:style>
    <style:style style:name="Table1.A" style:family="table-column">
      <style:table-column-properties style:column-width="2.03cm"/>
    </style:style>
    <style:style style:name="Table1.B" style:family="table-column">
      <style:table-column-properties style:column-width="2.028cm"/>
    </style:style>
    <style:style style:name="Table1.D" style:family="table-column">
      <style:table-column-properties style:column-width="2.032cm"/>
    </style:style>
    <style:style style:name="Table1.F" style:family="table-column">
      <style:table-column-properties style:column-width="2.03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C1" style:family="table-cell">
      <style:table-cell-properties style:vertical-align="middle" fo:padding-left="0.132cm" fo:padding-right="0.123cm" fo:padding-top="0cm" fo:padding-bottom="0cm" fo:border="0.5pt solid #00000a"/>
    </style:style>
    <style:style style:name="Table1.E1" style:family="table-cell">
      <style:table-cell-properties style:vertical-align="middle" fo:padding-left="0.132cm" fo:padding-right="0.123cm" fo:padding-top="0cm" fo:padding-bottom="0cm" fo:border="0.5pt solid #00000a"/>
    </style:style>
    <style:style style:name="Table1.G1" style:family="table-cell">
      <style:table-cell-properties style:vertical-align="middle" fo:padding-left="0.132cm" fo:padding-right="0.123cm" fo:padding-top="0cm" fo:padding-bottom="0cm" fo:border="0.5pt solid #00000a"/>
    </style:style>
    <style:style style:name="Table1.A2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B2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C2" style:family="table-cell">
      <style:table-cell-properties fo:padding-left="0.132cm" fo:padding-right="0.123cm" fo:padding-top="0cm" fo:padding-bottom="0cm" fo:border="0.5pt solid #00000a"/>
    </style:style>
    <style:style style:name="Table1.D2" style:family="table-cell">
      <style:table-cell-properties fo:padding-left="0.132cm" fo:padding-right="0.123cm" fo:padding-top="0cm" fo:padding-bottom="0cm" fo:border="0.5pt solid #00000a"/>
    </style:style>
    <style:style style:name="Table1.E2" style:family="table-cell">
      <style:table-cell-properties fo:padding-left="0.132cm" fo:padding-right="0.123cm" fo:padding-top="0cm" fo:padding-bottom="0cm" fo:border="0.5pt solid #00000a"/>
    </style:style>
    <style:style style:name="Table1.F2" style:family="table-cell">
      <style:table-cell-properties fo:padding-left="0.132cm" fo:padding-right="0.123cm" fo:padding-top="0cm" fo:padding-bottom="0cm" fo:border="0.5pt solid #00000a"/>
    </style:style>
    <style:style style:name="Table1.G2" style:family="table-cell">
      <style:table-cell-properties fo:padding-left="0.132cm" fo:padding-right="0.123cm" fo:padding-top="0cm" fo:padding-bottom="0cm" fo:border="0.5pt solid #00000a"/>
    </style:style>
    <style:style style:name="Table1.H2" style:family="table-cell">
      <style:table-cell-properties fo:padding-left="0.132cm" fo:padding-right="0.123cm" fo:padding-top="0cm" fo:padding-bottom="0cm" fo:border="0.5pt solid #00000a"/>
    </style:style>
    <style:style style:name="Table1.A3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C3" style:family="table-cell">
      <style:table-cell-properties fo:padding-left="0.132cm" fo:padding-right="0.123cm" fo:padding-top="0cm" fo:padding-bottom="0cm" fo:border="0.5pt solid #00000a"/>
    </style:style>
    <style:style style:name="Table1.D3" style:family="table-cell">
      <style:table-cell-properties fo:padding-left="0.132cm" fo:padding-right="0.123cm" fo:padding-top="0cm" fo:padding-bottom="0cm" fo:border="0.5pt solid #00000a"/>
    </style:style>
    <style:style style:name="Table1.E3" style:family="table-cell">
      <style:table-cell-properties fo:padding-left="0.132cm" fo:padding-right="0.123cm" fo:padding-top="0cm" fo:padding-bottom="0cm" fo:border="0.5pt solid #00000a"/>
    </style:style>
    <style:style style:name="Table1.F3" style:family="table-cell">
      <style:table-cell-properties fo:padding-left="0.132cm" fo:padding-right="0.123cm" fo:padding-top="0cm" fo:padding-bottom="0cm" fo:border="0.5pt solid #00000a"/>
    </style:style>
    <style:style style:name="Table1.G3" style:family="table-cell">
      <style:table-cell-properties fo:padding-left="0.132cm" fo:padding-right="0.123cm" fo:padding-top="0cm" fo:padding-bottom="0cm" fo:border="0.5pt solid #00000a"/>
    </style:style>
    <style:style style:name="Table1.H3" style:family="table-cell">
      <style:table-cell-properties fo:padding-left="0.132cm" fo:padding-right="0.123cm" fo:padding-top="0cm" fo:padding-bottom="0cm" fo:border="0.5pt solid #00000a"/>
    </style:style>
    <style:style style:name="Table1.A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B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C4" style:family="table-cell">
      <style:table-cell-properties fo:padding-left="0.132cm" fo:padding-right="0.123cm" fo:padding-top="0cm" fo:padding-bottom="0cm" fo:border="0.5pt solid #00000a"/>
    </style:style>
    <style:style style:name="Table1.D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E4" style:family="table-cell">
      <style:table-cell-properties fo:padding-left="0.132cm" fo:padding-right="0.123cm" fo:padding-top="0cm" fo:padding-bottom="0cm" fo:border="0.5pt solid #00000a"/>
    </style:style>
    <style:style style:name="Table1.F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G4" style:family="table-cell">
      <style:table-cell-properties fo:padding-left="0.132cm" fo:padding-right="0.123cm" fo:padding-top="0cm" fo:padding-bottom="0cm" fo:border="0.5pt solid #00000a"/>
    </style:style>
    <style:style style:name="Table1.H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2" style:family="table">
      <style:table-properties style:width="16.247cm" fo:margin-top="0cm" fo:margin-bottom="0cm" table:align="center" style:writing-mode="lr-tb"/>
    </style:style>
    <style:style style:name="Table2.A" style:family="table-column">
      <style:table-column-properties style:column-width="4.06cm"/>
    </style:style>
    <style:style style:name="Table2.B" style:family="table-column">
      <style:table-column-properties style:column-width="4.062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132cm" fo:padding-right="0.123cm" fo:padding-top="0cm" fo:padding-bottom="0cm" fo:border-left="none" fo:border-right="0.5pt solid #00000a" fo:border-top="none" fo:border-bottom="none"/>
    </style:style>
    <style:style style:name="Table2.B1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c0c0c0"/>
      <style:paragraph-properties fo:text-align="center" style:justify-single-word="false" fo:background-color="#c0c0c0"/>
    </style:style>
    <style:style style:name="P3" style:family="paragraph" style:parent-style-name="Standard">
      <loext:graphic-properties draw:fill="solid" draw:fill-color="#00ccff"/>
      <style:paragraph-properties fo:text-align="center" style:justify-single-word="false" fo:background-color="#00ccff"/>
    </style:style>
    <style:style style:name="P4" style:family="paragraph" style:parent-style-name="Standard">
      <loext:graphic-properties draw:fill="solid" draw:fill-color="#ccffff"/>
      <style:paragraph-properties fo:text-align="center" style:justify-single-word="false" fo:background-color="#ccffff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loext:graphic-properties draw:fill="solid" draw:fill-color="#ffcc99"/>
      <style:paragraph-properties fo:text-align="justify" style:justify-single-word="false" fo:background-color="#ffcc99"/>
    </style:style>
    <style:style style:name="P8" style:family="paragraph" style:parent-style-name="Standard">
      <loext:graphic-properties draw:fill="solid" draw:fill-color="#ccffcc"/>
      <style:paragraph-properties fo:text-align="justify" style:justify-single-word="false" fo:background-color="#ccffcc"/>
    </style:style>
    <style:style style:name="P9" style:family="paragraph" style:parent-style-name="Standard">
      <style:paragraph-properties fo:text-align="justify" style:justify-single-word="false"/>
      <style:text-properties fo:language="fr" fo:country="BE"/>
    </style:style>
    <style:style style:name="P10" style:family="paragraph" style:parent-style-name="Standard">
      <style:paragraph-properties fo:text-align="justify" style:justify-single-word="false"/>
      <style:text-properties fo:language="en" fo:country="GB"/>
    </style:style>
    <style:style style:name="P11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en" fo:country="GB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justify" style:justify-single-word="false"/>
      <style:text-properties fo:language="de" fo:country="DE"/>
    </style:style>
    <style:style style:name="P14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de" fo:country="DE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16" style:family="paragraph" style:parent-style-name="Standard">
      <loext:graphic-properties draw:fill="solid" draw:fill-color="#00ffff"/>
      <style:paragraph-properties fo:text-align="center" style:justify-single-word="false" fo:background-color="#00ffff" fo:padding-left="0.141cm" fo:padding-right="0.141cm" fo:padding-top="0.035cm" fo:padding-bottom="0.035cm" fo:border="0.51pt solid #00000a"/>
    </style:style>
    <style:style style:name="P1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  <style:text-properties fo:font-size="7pt" style:font-size-asian="7pt"/>
    </style:style>
    <style:style style:name="P18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</style:style>
    <style:style style:name="P19" style:family="paragraph" style:parent-style-name="Standard">
      <loext:graphic-properties draw:fill="solid" draw:fill-color="#ffcc99"/>
      <style:paragraph-properties fo:text-align="justify" style:justify-single-word="false" fo:background-color="#ffcc99" fo:padding-left="0.141cm" fo:padding-right="0.141cm" fo:padding-top="0.035cm" fo:padding-bottom="0.035cm" fo:border="0.51pt solid #00000a"/>
    </style:style>
    <style:style style:name="P20" style:family="paragraph" style:parent-style-name="Standard">
      <loext:graphic-properties draw:fill="solid" draw:fill-color="#ccffcc"/>
      <style:paragraph-properties fo:text-align="justify" style:justify-single-word="false" fo:background-color="#ccffcc" fo:padding-left="0.141cm" fo:padding-right="0.141cm" fo:padding-top="0.035cm" fo:padding-bottom="0.035cm" fo:border="0.51pt solid #00000a"/>
    </style:style>
    <style:style style:name="P21" style:family="paragraph" style:parent-style-name="Standard">
      <loext:graphic-properties draw:fill="solid" draw:fill-color="#e5e5e5"/>
      <style:paragraph-properties fo:text-align="justify" style:justify-single-word="false" fo:background-color="#e5e5e5" fo:padding-left="0.141cm" fo:padding-right="0.141cm" fo:padding-top="0.035cm" fo:padding-bottom="0.035cm" fo:border="0.51pt solid #00000a"/>
    </style:style>
    <style:style style:name="P22" style:family="paragraph" style:parent-style-name="Standard" style:master-page-name="Standard">
      <loext:graphic-properties draw:fill="solid" draw:fill-color="#ffcc00"/>
      <style:paragraph-properties fo:text-align="center" style:justify-single-word="false" style:page-number="auto" fo:background-color="#ffcc00"/>
    </style:style>
    <style:style style:name="T1" style:family="text">
      <style:text-properties style:font-name="Arial Narrow" fo:font-size="15pt" fo:font-weight="bold" style:font-size-asian="15pt" style:font-weight-asian="bold" style:font-weight-complex="bold"/>
    </style:style>
    <style:style style:name="T2" style:family="text">
      <style:text-properties style:font-name="Arial Narrow" fo:font-size="8pt" fo:language="fr" fo:country="BE" style:font-size-asian="8pt"/>
    </style:style>
    <style:style style:name="T3" style:family="text">
      <style:text-properties fo:font-size="13pt" style:text-underline-style="solid" style:text-underline-width="auto" style:text-underline-color="font-color" fo:font-weight="bold" style:font-size-asian="13pt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fr" fo:country="BE"/>
    </style:style>
    <style:style style:name="T9" style:family="text">
      <style:text-properties fo:color="#ff0000" style:font-name="Arial Narrow" fo:font-size="15pt" fo:font-weight="bold" style:font-size-asian="15pt" style:font-weight-asian="bold" style:font-weight-complex="bold"/>
    </style:style>
    <style:style style:name="T10" style:family="text">
      <style:text-properties fo:color="#ff6600" fo:font-weight="bold" style:font-weight-asian="bold" style:font-weight-complex="bold"/>
    </style:style>
    <style:style style:name="T11" style:family="text">
      <style:text-properties fo:language="en" fo:country="GB"/>
    </style:style>
    <style:style style:name="T12" style:family="text">
      <style:text-properties fo:language="nl" fo:country="NL"/>
    </style:style>
    <style:style style:name="T13" style:family="text">
      <style:text-properties fo:language="de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GoBack"/><text:span text:style-name="T1">453---SYSTEME D'EXPLOITATION - e-learning - Séquence 20</text:span></text:p>
      <text:p text:style-name="P2"><text:span text:style-name="T1">Utilisateurs, groupes et droits – 3</text:span></text:p>
      <text:p text:style-name="P5"/>
      <text:p text:style-name="P15"><text:span text:style-name="T3">Légende</text:span><text:span text:style-name="T4"> :</text:span></text:p>
      <text:p text:style-name="P17"/>
      <text:p text:style-name="P18">Explications sur fond blanc</text:p>
      <text:p text:style-name="P19">Exercice à accomplir sur fond rouge clair</text:p>
      <text:p text:style-name="P20">Une ou plusieurs solutions possibles pour accomplir l’exercice sur fond vert clair</text:p>
      <text:p text:style-name="P6"/>
      <text:p text:style-name="P6"/>
      <text:p text:style-name="P6"/>
      <text:p text:style-name="P1"><text:span text:style-name="T6">Quelques commandes</text:span><text:span text:style-name="T7"> :</text:span></text:p>
      <text:p text:style-name="P6"/>
      <text:p text:style-name="P6"/>
      <text:p text:style-name="P6"/>
      <text:p text:style-name="P18">CHOWN(1)</text:p>
      <text:p text:style-name="P18"/>
      <text:p text:style-name="P18">NOM</text:p>
      <text:p text:style-name="P18"><text:s text:c="7"/>chown - Modifier le propriétaire et/ou le groupe d'un fichier</text:p>
      <text:p text:style-name="P18"/>
      <text:p text:style-name="P18"><text:span text:style-name="T8">SYNOPSIS</text:span></text:p>
      <text:p text:style-name="P18"><text:span text:style-name="T8"><text:s text:c="7"/>chown [OPTION]... </text:span>[PROPRIÉTAIRE][:[GROUPE]] FICHIER...</text:p>
      <text:p text:style-name="P18"><text:s text:c="7"/>chown [OPTION]... --reference=FICHIER-R FICHIER...</text:p>
      <text:p text:style-name="P18"/>
      <text:p text:style-name="P18">DESCRIPTION</text:p>
      <text:p text:style-name="P18"><text:s text:c="7"/>Le programme chown modifie le propriétaire et/ou le groupe propriétaire de chacun</text:p>
      <text:p text:style-name="P18"><text:s text:c="7"/>des fichiers indiqués. Si seul un propriétaire (un nom d'utilisateur ou un</text:p>
      <text:p text:style-name="P18"><text:s text:c="7"/>identifiant numérique) est spécifié, celui-ci devient le propriétaire des fichiers</text:p>
      <text:p text:style-name="P18"><text:s text:c="7"/>donnés, mais les groupes de ces fichiers ne sont pas modifiés.</text:p>
      <text:p text:style-name="P6"/>
      <text:p text:style-name="P6"/>
      <text:p text:style-name="P6"/>
      <text:p text:style-name="P18">CHGRP(1)</text:p>
      <text:p text:style-name="P18"/>
      <text:p text:style-name="P18">NOM</text:p>
      <text:p text:style-name="P18"><text:s text:c="7"/>chgrp - Changer le groupe propriétaire d'un fichier</text:p>
      <text:p text:style-name="P18"/>
      <text:p text:style-name="P18">SYNOPSIS</text:p>
      <text:p text:style-name="P18"><text:s text:c="7"/>chgrp [OPTION]... GROUPE FICHIER...</text:p>
      <text:p text:style-name="P18"><text:s text:c="7"/>chgrp [OPTION]... --reference=FICHIER-R FICHIER...</text:p>
      <text:p text:style-name="P18"/>
      <text:p text:style-name="P18">DESCRIPTION</text:p>
      <text:p text:style-name="P18"><text:s text:c="7"/>Changer le groupe d'appartenance de chaque FICHIER en GROUPE. Avec l'option</text:p>
      <text:p text:style-name="P18"><text:s text:c="7"/>--reference, modifier le groupe de chaque fichier en celui de FICHIER-R.</text:p>
      <text:p text:style-name="P6"/>
      <text:p text:style-name="P6"/>
      <text:p text:style-name="P6"/>
      <text:p text:style-name="P18">CHMOD(1)</text:p>
      <text:p text:style-name="P18"><text:soft-page-break/></text:p>
      <text:p text:style-name="P18">NOM</text:p>
      <text:p text:style-name="P18"><text:s text:c="7"/>chmod - Modifier les bits de comportement (droits ou permissions, etc.) de fichier</text:p>
      <text:p text:style-name="P18"/>
      <text:p text:style-name="P18">SYNOPSIS</text:p>
      <text:p text:style-name="P18"><text:s text:c="7"/>chmod [OPTION]... MODE[,MODE]... FICHIER...</text:p>
      <text:p text:style-name="P18"><text:s text:c="7"/>chmod [OPTION]... MODE-OCTAL FICHIER</text:p>
      <text:p text:style-name="P18"><text:s text:c="7"/>chmod [OPTION]... --reference=FICHIER-R FICHIER</text:p>
      <text:p text:style-name="P18"/>
      <text:p text:style-name="P18">DESCRIPTION</text:p>
      <text:p text:style-name="P18"><text:s text:c="7"/>Le programme chmod modifie les bits de comportement (droits ou permissions, etc.)</text:p>
      <text:p text:style-name="P18"><text:s text:c="7"/>de fichier de chacun des fichiers indiqués, en suivant l'indication de mode, qui peut</text:p>
      <text:p text:style-name="P18"><text:s text:c="7"/>être une représentation symbolique des changements à effectuer, ou un nombre</text:p>
      <text:p text:style-name="P18"><text:s text:c="7"/>octal représentant le motif binaire des nouveaux bits de comportement.</text:p>
      <text:p text:style-name="P6"/>
      <text:p text:style-name="P6"/>
      <text:p text:style-name="P6"/>
      <text:p text:style-name="P18">WHEREIS(1)</text:p>
      <text:p text:style-name="P18"/>
      <text:p text:style-name="P18">NOM</text:p>
      <text:p text:style-name="P18"><text:s text:c="7"/>whereis - Rechercher les fichiers exécutables, les sources et les pages de manuel</text:p>
      <text:p text:style-name="P18"><text:s text:c="7"/>d'une commande</text:p>
      <text:p text:style-name="P18"/>
      <text:p text:style-name="P18">SYNOPSIS</text:p>
      <text:p text:style-name="P18"><text:s text:c="7"/>whereis [-bmsu] [-BMS répertoire ... -f] fichier ...</text:p>
      <text:p text:style-name="P18"/>
      <text:p text:style-name="P18">DESCRIPTION</text:p>
      <text:p text:style-name="P18"><text:s text:c="7"/>whereis recherche les fichiers exécutables, les sources et les pages de manuel des</text:p>
      <text:p text:style-name="P18"><text:s text:c="7"/>fichiers indiqués. Les noms des fichiers sont obtenus en supprimant le chemin d'accès</text:p>
      <text:p text:style-name="P18"><text:s text:c="7"/>et les extensions (uniques) éventuelles de la forme .ext, comme par exemple .c.</text:p>
      <text:p text:style-name="P18"><text:s text:c="7"/>Les préfixes de la forme s. utilisés pour le contrôle du code source sont également pris</text:p>
      <text:p text:style-name="P18"><text:s text:c="7"/>en charge. whereis recherche le programme demandé dans une liste de</text:p>
      <text:p text:style-name="P18"><text:s text:c="7"/>répertoires standards sous Linux.</text:p>
      <text:p text:style-name="P6"/>
      <text:p text:style-name="P6"/>
      <text:p text:style-name="P6"/>
      <text:p text:style-name="P18">UPTIME(1)</text:p>
      <text:p text:style-name="P18"/>
      <text:p text:style-name="P18">NOM</text:p>
      <text:p text:style-name="P18"><text:s text:c="7"/>uptime - Indiquer depuis quand le système a été mis en route</text:p>
      <text:p text:style-name="P18"/>
      <text:p text:style-name="P18">SYNOPSIS</text:p>
      <text:p text:style-name="P18"><text:s text:c="7"/>uptime [options]</text:p>
      <text:p text:style-name="P18"/>
      <text:p text:style-name="P18">DESCRIPTION</text:p>
      <text:p text:style-name="P18"><text:s text:c="7"/>uptime affiche sur une ligne les informations suivantes : l'heure actuelle, la durée</text:p>
      <text:p text:style-name="P18"><text:s text:c="7"/>depuis laquelle le système fonctionne, le nombre d'utilisateurs actuellement connectés,</text:p>
      <text:p text:style-name="P18"><text:s text:c="7"/>et la charge système moyenne pour les 1, 5, et 15 dernières minutes.</text:p>
      <text:p text:style-name="P6"/>
      <text:p text:style-name="P6"/>
      <text:p text:style-name="P6"><text:soft-page-break/></text:p>
      <text:p text:style-name="P18">GREP(1)</text:p>
      <text:p text:style-name="P18"/>
      <text:p text:style-name="P18">NOM</text:p>
      <text:p text:style-name="P18"><text:s text:c="7"/>grep, egrep, fgrep, rgrep - Afficher les lignes correspondant à un motif donné</text:p>
      <text:p text:style-name="P18"/>
      <text:p text:style-name="P18">SYNOPSIS</text:p>
      <text:p text:style-name="P18"><text:s text:c="7"/>grep [OPTIONS] MOTIF [FICHIER...]</text:p>
      <text:p text:style-name="P18"><text:s text:c="7"/>grep [OPTIONS] [-e MOTIF | -f FICHIER] [FICHIER...]</text:p>
      <text:p text:style-name="P18"/>
      <text:p text:style-name="P18">DESCRIPTION</text:p>
      <text:p text:style-name="P18"><text:s text:c="7"/>grep recherche dans les FICHIERs indiqués les lignes correspondant à un certain</text:p>
      <text:p text:style-name="P18"><text:s text:c="7"/>MOTIF. Par défaut, grep affiche les lignes qui contiennent une correspondance</text:p>
      <text:p text:style-name="P18"><text:s text:c="7"/>au motif. L'entrée standard est lue si FICHIER est omis ou si FICHIER vaut « - ».</text:p>
      <text:p text:style-name="P18"/>
      <text:p text:style-name="P18"><text:s text:c="7"/>Trois variantes du programme sont disponibles : egrep, fgrep et rgrep ; egrep</text:p>
      <text:p text:style-name="P18"><text:s text:c="7"/>est identique à grep -E, fgrep est identique à grep -F et rgrep est identique à</text:p>
      <text:p text:style-name="P18"><text:s text:c="7"/>grep -r. L'appel direct à egrep ou fgrep est déconseillé, mais est toujours possible pour</text:p>
      <text:p text:style-name="P18"><text:s text:c="7"/>permettre à d'anciennes applications qui les utilisent de fonctionner sans modification.</text:p>
      <text:p text:style-name="P6"/>
      <text:p text:style-name="P6"/>
      <text:p text:style-name="P6"/>
      <text:p text:style-name="P3"><text:span text:style-name="T9">LABORATOIRE – Utilisateurs, groupes et droits – 3</text:span></text:p>
      <text:p text:style-name="P6"/>
      <text:p text:style-name="P16"><text:span text:style-name="T7">Les exercices des séquences 18 à 21 s’enchaînent.</text:span></text:p>
      <text:p text:style-name="P16"><text:span text:style-name="T7">Il faut donc les accomplir dans l’ordre prévu.</text:span></text:p>
      <text:p text:style-name="P6"/>
      <text:p text:style-name="P4"><text:span text:style-name="T10">Dans la distribution Debian GNU/Linux :</text:span></text:p>
      <text:p text:style-name="P6"/>
      <text:p text:style-name="P6"/>
      <text:p text:style-name="P6"/>
      <text:p text:style-name="P7">Connectez-vous dans un terminal sous le compte « root », c’est-à-dire le superutilisateur (Password du root)</text:p>
      <text:p text:style-name="P9"/>
      <text:p text:style-name="P9"/>
      <text:p text:style-name="P9"/>
      <text:p text:style-name="P6">Utilisateurs :</text:p>
      <text:p text:style-name="P6"/>
      <text:p text:style-name="P6"><text:span text:style-name="T8">u<text:tab/>user<text:tab/>(PROPRIETAIRE)</text:span></text:p>
      <text:p text:style-name="P6"><text:span text:style-name="T8">g<text:tab/>group<text:tab/>(GROUPE)</text:span></text:p>
      <text:p text:style-name="P6"><text:span text:style-name="T11">o<text:tab/>other<text:tab/>(AUTRES)</text:span></text:p>
      <text:p text:style-name="P10"/>
      <text:p text:style-name="P6"><text:span text:style-name="T11">a<text:tab/>all<text:tab/>(TOUS)</text:span></text:p>
      <text:p text:style-name="P10"/>
      <text:p text:style-name="P10"/>
      <text:p text:style-name="P10"/>
      <text:p text:style-name="P6">Droits :</text:p>
      <text:p text:style-name="P6"/>
      <text:p text:style-name="P6">=<text:tab/><text:span text:style-name="T5">affectation</text:span> de droit(s)</text:p>
      <text:p text:style-name="P6">+<text:tab/><text:span text:style-name="T5">ajouter</text:span> un droit</text:p>
      <text:p text:style-name="P6"><text:soft-page-break/>-<text:tab/><text:span text:style-name="T5">retirer</text:span> un droit</text:p>
      <text:p text:style-name="P6"/>
      <text:p text:style-name="P6">r<text:tab/>read</text:p>
      <text:p text:style-name="P6">w<text:tab/>write<text:tab/><text:tab/>(création et suppression d’entrées, dans le cas d’un répertoire)</text:p>
      <text:p text:style-name="P6">x<text:tab/>execute<text:tab/>(accès aux fichiers, dans le cas d’un répertoire)</text:p>
      <text:p text:style-name="P6"/>
      <text:p text:style-name="P21">s<text:tab/>SUID (Set-UID : appliqué à un <text:span text:style-name="T5">fichier binaire exécutable</text:span> : <text:span text:style-name="T5">tout utilisateur ayant le droit de l’exécuter reçoit alors les mêmes droits que le propriétaire de ce fichier en ce qui concerne les accès réalisés lors de cette exécution</text:span>)</text:p>
      <text:p text:style-name="P6"/>
      <text:p text:style-name="P21">s<text:tab/>SGID (Set-GID : appliqué à un <text:span text:style-name="T5">fichier binaire exécutable</text:span> : <text:span text:style-name="T5">tout utilisateur ayant le droit de l’exécuter reçoit alors les mêmes droits que le groupe de ce fichier en ce qui concerne les accès réalisés lors de cette exécution</text:span>)</text:p>
      <text:p text:style-name="P6"/>
      <text:p text:style-name="P21">s<text:tab/>SGID (Set-GID : appliqué à un <text:span text:style-name="T5">répertoire</text:span> : <text:span text:style-name="T5">tout fichier créé dans ce répertoire reçoit alors comme groupe le groupe de ce répertoire</text:span>)</text:p>
      <text:p text:style-name="P6"/>
      <text:p text:style-name="P21">t<text:tab/>sticky bit (appliqué à un <text:span text:style-name="T5">répertoire</text:span> accessible en écriture à plusieurs utilisateurs : à part le propriétaire du répertoire, <text:span text:style-name="T5">il faut alors être propriétaire d’un fichier qui y réside pour avoir le droit de le détruire</text:span>)</text:p>
      <text:p text:style-name="P6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A"/>
        <table:table-column table:style-name="Table1.F"/>
        <table:table-column table:style-name="Table1.A"/>
        <table:table-column table:style-name="Table1.D"/>
        <table:table-row table:style-name="Table1.1">
          <table:table-cell table:style-name="Table1.A1" table:number-columns-spanned="2" office:value-type="string">
            <text:p text:style-name="P1"><text:span text:style-name="T2">Endossement ou sticky bit</text:span></text:p>
          </table:table-cell>
          <table:covered-table-cell/>
          <table:table-cell table:style-name="Table1.C1" table:number-columns-spanned="2" office:value-type="string">
            <text:p text:style-name="P1"><text:span text:style-name="T11">user</text:span></text:p>
          </table:table-cell>
          <table:covered-table-cell/>
          <table:table-cell table:style-name="Table1.E1" table:number-columns-spanned="2" office:value-type="string">
            <text:p text:style-name="P1"><text:span text:style-name="T11">group</text:span></text:p>
          </table:table-cell>
          <table:covered-table-cell/>
          <table:table-cell table:style-name="Table1.G1" table:number-columns-spanned="2" office:value-type="string">
            <text:p text:style-name="P1"><text:span text:style-name="T11">other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2"><text:span text:style-name="T11">4000</text:span></text:p>
          </table:table-cell>
          <table:table-cell table:style-name="Table1.B2" office:value-type="string">
            <text:p text:style-name="P6"><text:span text:style-name="T11">SUID</text:span></text:p>
          </table:table-cell>
          <table:table-cell table:style-name="Table1.C2" office:value-type="string">
            <text:p text:style-name="P12"><text:span text:style-name="T11">400</text:span></text:p>
          </table:table-cell>
          <table:table-cell table:style-name="Table1.D2" office:value-type="string">
            <text:p text:style-name="P6"><text:span text:style-name="T11">r</text:span></text:p>
          </table:table-cell>
          <table:table-cell table:style-name="Table1.E2" office:value-type="string">
            <text:p text:style-name="P12"><text:span text:style-name="T11">40</text:span></text:p>
          </table:table-cell>
          <table:table-cell table:style-name="Table1.F2" office:value-type="string">
            <text:p text:style-name="P6"><text:span text:style-name="T11">r</text:span></text:p>
          </table:table-cell>
          <table:table-cell table:style-name="Table1.G2" office:value-type="string">
            <text:p text:style-name="P12"><text:span text:style-name="T11">4</text:span></text:p>
          </table:table-cell>
          <table:table-cell table:style-name="Table1.H2" office:value-type="string">
            <text:p text:style-name="P6"><text:span text:style-name="T11">r</text:span></text:p>
          </table:table-cell>
        </table:table-row>
        <table:table-row table:style-name="Table1.1">
          <table:table-cell table:style-name="Table1.A3" office:value-type="string">
            <text:p text:style-name="P12"><text:span text:style-name="T12">2000</text:span></text:p>
          </table:table-cell>
          <table:table-cell table:style-name="Table1.B3" office:value-type="string">
            <text:p text:style-name="P6"><text:span text:style-name="T12">SGID</text:span></text:p>
          </table:table-cell>
          <table:table-cell table:style-name="Table1.C3" office:value-type="string">
            <text:p text:style-name="P12"><text:span text:style-name="T12">200</text:span></text:p>
          </table:table-cell>
          <table:table-cell table:style-name="Table1.D3" office:value-type="string">
            <text:p text:style-name="P6"><text:span text:style-name="T12">w</text:span></text:p>
          </table:table-cell>
          <table:table-cell table:style-name="Table1.E3" office:value-type="string">
            <text:p text:style-name="P12"><text:span text:style-name="T12">20</text:span></text:p>
          </table:table-cell>
          <table:table-cell table:style-name="Table1.F3" office:value-type="string">
            <text:p text:style-name="P6"><text:span text:style-name="T12">w</text:span></text:p>
          </table:table-cell>
          <table:table-cell table:style-name="Table1.G3" office:value-type="string">
            <text:p text:style-name="P12"><text:span text:style-name="T11">2</text:span></text:p>
          </table:table-cell>
          <table:table-cell table:style-name="Table1.H3" office:value-type="string">
            <text:p text:style-name="P6"><text:span text:style-name="T11">w</text:span></text:p>
          </table:table-cell>
        </table:table-row>
        <table:table-row table:style-name="Table1.1">
          <table:table-cell table:style-name="Table1.A4" office:value-type="string">
            <text:p text:style-name="P12"><text:span text:style-name="T11">1000</text:span></text:p>
          </table:table-cell>
          <table:table-cell table:style-name="Table1.B4" office:value-type="string">
            <text:p text:style-name="P6"><text:span text:style-name="T11">sticky bit</text:span></text:p>
          </table:table-cell>
          <table:table-cell table:style-name="Table1.C4" office:value-type="string">
            <text:p text:style-name="P12"><text:span text:style-name="T11">100</text:span></text:p>
          </table:table-cell>
          <table:table-cell table:style-name="Table1.D4" office:value-type="string">
            <text:p text:style-name="P6"><text:span text:style-name="T11">x <text:s text:c="2"/>(1)</text:span></text:p>
          </table:table-cell>
          <table:table-cell table:style-name="Table1.E4" office:value-type="string">
            <text:p text:style-name="P12"><text:span text:style-name="T11">10</text:span></text:p>
          </table:table-cell>
          <table:table-cell table:style-name="Table1.F4" office:value-type="string">
            <text:p text:style-name="P6"><text:span text:style-name="T11">x <text:s text:c="2"/>(2)</text:span></text:p>
          </table:table-cell>
          <table:table-cell table:style-name="Table1.G4" office:value-type="string">
            <text:p text:style-name="P12"><text:span text:style-name="T11">1</text:span></text:p>
          </table:table-cell>
          <table:table-cell table:style-name="Table1.H4" office:value-type="string">
            <text:p text:style-name="P6"><text:span text:style-name="T11">x <text:s text:c="2"/>(3)</text:span>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6"><text:span text:style-name="T11">(1)<text:tab/>s=SUID+x</text:span></text:p>
            <text:p text:style-name="P6"><text:span text:style-name="T11"><text:tab/>S=SUID</text:span></text:p>
          </table:table-cell>
          <table:table-cell table:style-name="Table2.B1" office:value-type="string">
            <text:p text:style-name="P6"><text:span text:style-name="T12">(2)<text:tab/>s=SGID+x</text:span></text:p>
            <text:p text:style-name="P6"><text:span text:style-name="T12"><text:tab/>S=SGID</text:span></text:p>
          </table:table-cell>
          <table:table-cell table:style-name="Table2.B1" office:value-type="string">
            <text:p text:style-name="P6"><text:span text:style-name="T11">(3)<text:tab/>t=sticky bit+x</text:span></text:p>
            <text:p text:style-name="P6"><text:span text:style-name="T11"><text:tab/>T=sticky bit</text:span></text:p>
          </table:table-cell>
        </table:table-row>
      </table:table>
      <text:p text:style-name="P10"/>
      <text:p text:style-name="P10"/>
      <text:p text:style-name="P10"/>
      <text:p text:style-name="P7">Changez les caractéristiques du répertoire nommé : « Dossier des utilisateurs » : nouveau propriétaire : UserX – nouveau groupe : GroupA – nouveaux droits : rwx pour le propriétaire et le groupe mais pas pour les autres, SGID et sticky bit</text:p>
      <text:p text:style-name="P6"/>
      <text:p text:style-name="P8">chown UserX /home/'Dossier des utilisateurs'</text:p>
      <text:p text:style-name="P8"/>
      <text:p text:style-name="P8">chgrp GroupA /home/'Dossier des utilisateurs'</text:p>
      <text:p text:style-name="P8"/>
      <text:p text:style-name="P8">chmod 3770 /home/'Dossier des utilisateurs'</text:p>
      <text:p text:style-name="P6"/>
      <text:p text:style-name="P6"/>
      <text:p text:style-name="P6"/>
      <text:p text:style-name="P7">Visualisez les changements</text:p>
      <text:p text:style-name="P6"/>
      <text:p text:style-name="P8">ls -ld /home/'Dossier des utilisateurs'</text:p>
      <text:p text:style-name="P6"/>
      <text:p text:style-name="P6"/>
      <text:p text:style-name="P6"/>
      <text:p text:style-name="P7"><text:soft-page-break/>Changez les droits sur les fichiers contenus dans le répertoire nommé : « Dossier des utilisateurs » : pour chaque fichier : droit de lecture seule accordé à son groupe – aucun droit pour les autres</text:p>
      <text:p text:style-name="P6"/>
      <text:p text:style-name="P8"/>
      <text:p text:style-name="P8">chmod g=r,o=- /home/'Dossier des utilisateurs'/*</text:p>
      <text:p text:style-name="P6"/>
      <text:p text:style-name="P6"/>
      <text:p text:style-name="P6"/>
      <text:p text:style-name="P7">Visualisez les changements</text:p>
      <text:p text:style-name="P6"/>
      <text:p text:style-name="P8">ls -l /home/'Dossier des utilisateurs'</text:p>
      <text:p text:style-name="P6"/>
      <text:p text:style-name="P6"/>
      <text:p text:style-name="P6"/>
      <text:p text:style-name="P7">Affiliez le fichier nommé « Cahier_des_charges » au groupe GroupA</text:p>
      <text:p text:style-name="P6"/>
      <text:p text:style-name="P8">chgrp GroupA /home/'Dossier des utilisateurs'/Cahier_des_charges</text:p>
      <text:p text:style-name="P6"/>
      <text:p text:style-name="P6"/>
      <text:p text:style-name="P6"/>
      <text:p text:style-name="P7">Affiliez le fichier nommé « Contrats » au groupe GroupB</text:p>
      <text:p text:style-name="P6"/>
      <text:p text:style-name="P8">chgrp GroupB /home/'Dossier des utilisateurs'/Contrats</text:p>
      <text:p text:style-name="P6"/>
      <text:p text:style-name="P6"/>
      <text:p text:style-name="P6"/>
      <text:p text:style-name="P7">Visualisez les nouvelles caractéristiques des fichiers contenus dans le répertoire nommé : « Dossier des utilisateurs »</text:p>
      <text:p text:style-name="P6"/>
      <text:p text:style-name="P8">ls -l /home/'Dossier des utilisateurs'</text:p>
      <text:p text:style-name="P6"/>
      <text:p text:style-name="P6"/>
      <text:p text:style-name="P6"/>
      <text:p text:style-name="P7">Dans le même terminal, connectez-vous sous le compte « UserX », essayez de lister avec affichage long le contenu du répertoire nommé : « Dossier des utilisateurs », essayez d’exécuter un dump du fichier nommé « Cahier_des_charges », essayez d’exécuter un dump du fichier nommé « Contrats », puis déconnectez-vous – TOUT CELA EST-IL PERMIS ET POURQUOI ?</text:p>
      <text:p text:style-name="P6"/>
      <text:p text:style-name="P8">su - UserX</text:p>
      <text:p text:style-name="P8"/>
      <text:p text:style-name="P8">ls -l /home/'Dossier des utilisateurs'</text:p>
      <text:p text:style-name="P8"/>
      <text:p text:style-name="P8">cat /home/'Dossier des utilisateurs'/Cahier_des_charges</text:p>
      <text:p text:style-name="P8"/>
      <text:p text:style-name="P8">cat /home/'Dossier des utilisateurs'/Contrats</text:p>
      <text:p text:style-name="P8"/>
      <text:p text:style-name="P8">exit</text:p>
      <text:p text:style-name="P6"/>
      <text:p text:style-name="P6"><text:soft-page-break/></text:p>
      <text:p text:style-name="P6"/>
      <text:p text:style-name="P7">Dans le même terminal, connectez-vous sous le compte « UserY », essayez de lister avec affichage long le contenu du répertoire nommé : « Dossier des utilisateurs », essayez d’exécuter un dump du fichier nommé « Cahier_des_charges », essayez d’exécuter un dump du fichier nommé « Contrats », puis déconnectez-vous – TOUT CELA EST-IL PERMIS ET POURQUOI ?</text:p>
      <text:p text:style-name="P6"/>
      <text:p text:style-name="P8">su - UserY</text:p>
      <text:p text:style-name="P8"/>
      <text:p text:style-name="P8">ls -l /home/'Dossier des utilisateurs'</text:p>
      <text:p text:style-name="P8"/>
      <text:p text:style-name="P8">cat /home/'Dossier des utilisateurs'/Cahier_des_charges</text:p>
      <text:p text:style-name="P8"/>
      <text:p text:style-name="P8">cat /home/'Dossier des utilisateurs'/Contrats</text:p>
      <text:p text:style-name="P8"/>
      <text:p text:style-name="P8">exit</text:p>
      <text:p text:style-name="P6"/>
      <text:p text:style-name="P6"/>
      <text:p text:style-name="P6"/>
      <text:p text:style-name="P7">Dans le même terminal, connectez-vous sous le compte « UserZ », essayez de lister avec affichage long le contenu du répertoire nommé : « Dossier des utilisateurs », essayez d’exécuter un dump du fichier nommé « Cahier_des_charges », essayez d’exécuter un dump du fichier nommé « Contrats », puis déconnectez-vous – TOUT CELA EST-IL PERMIS ET POURQUOI ?</text:p>
      <text:p text:style-name="P6"/>
      <text:p text:style-name="P8">su - UserZ</text:p>
      <text:p text:style-name="P8"/>
      <text:p text:style-name="P8">ls -l /home/'Dossier des utilisateurs'</text:p>
      <text:p text:style-name="P8"/>
      <text:p text:style-name="P8">cat /home/'Dossier des utilisateurs'/Cahier_des_charges</text:p>
      <text:p text:style-name="P8"/>
      <text:p text:style-name="P8">cat /home/'Dossier des utilisateurs'/Contrats</text:p>
      <text:p text:style-name="P8"/>
      <text:p text:style-name="P8">exit</text:p>
      <text:p text:style-name="P6"/>
      <text:p text:style-name="P6"/>
      <text:p text:style-name="P6"/>
      <text:p text:style-name="P7">Affichez le manuel de la commande whereis</text:p>
      <text:p text:style-name="P6"/>
      <text:p text:style-name="P8">man whereis</text:p>
      <text:p text:style-name="P6"/>
      <text:p text:style-name="P6"/>
      <text:p text:style-name="P6"/>
      <text:p text:style-name="P7">Localisez le fichier binaire exécutable « uptime »</text:p>
      <text:p text:style-name="P6"/>
      <text:p text:style-name="P8">whereis uptime</text:p>
      <text:p text:style-name="P6"/>
      <text:p text:style-name="P6"/>
      <text:p text:style-name="P6"/>
      <text:p text:style-name="P7"><text:soft-page-break/>Visualisez les caractéristiques du fichier binaire exécutable « uptime »</text:p>
      <text:p text:style-name="P6"/>
      <text:p text:style-name="P8"><text:span text:style-name="T13">ls -l /usr/bin/uptime</text:span></text:p>
      <text:p text:style-name="P13"/>
      <text:p text:style-name="P13"/>
      <text:p text:style-name="P13"/>
      <text:p text:style-name="P7">Supprimez temporairement le droit d’exécution de la commande uptime aux utilisateurs ordinaires et visualisez cette suppression de droit</text:p>
      <text:p text:style-name="P6"/>
      <text:p text:style-name="P8"><text:span text:style-name="T13">chmod o-x /usr/bin/uptime</text:span></text:p>
      <text:p text:style-name="P14"/>
      <text:p text:style-name="P8"><text:span text:style-name="T13">ls -l /usr/bin/uptime</text:span></text:p>
      <text:p text:style-name="P13"/>
      <text:p text:style-name="P13"/>
      <text:p text:style-name="P13"/>
      <text:p text:style-name="P7">Testez cette suppression de droit en tant que « UserZ »</text:p>
      <text:p text:style-name="P6"/>
      <text:p text:style-name="P8">su - UserZ</text:p>
      <text:p text:style-name="P8"/>
      <text:p text:style-name="P8">uptime</text:p>
      <text:p text:style-name="P8"/>
      <text:p text:style-name="P8">exit</text:p>
      <text:p text:style-name="P6"/>
      <text:p text:style-name="P6"/>
      <text:p text:style-name="P6"/>
      <text:p text:style-name="P7">Restaurez le droit d’exécution de la commande uptime pour les utilisateurs ordinaires et visualisez cette restauration de droit</text:p>
      <text:p text:style-name="P6"/>
      <text:p text:style-name="P8"><text:span text:style-name="T13">chmod o+x /usr/bin/uptime</text:span></text:p>
      <text:p text:style-name="P14"/>
      <text:p text:style-name="P8"><text:span text:style-name="T13">ls -l /usr/bin/uptime</text:span></text:p>
      <text:p text:style-name="P13"/>
      <text:p text:style-name="P13"/>
      <text:p text:style-name="P13"/>
      <text:p text:style-name="P7">Testez cette restauration de droit en tant que « UserZ »</text:p>
      <text:p text:style-name="P6"/>
      <text:p text:style-name="P8">su - UserZ</text:p>
      <text:p text:style-name="P8"/>
      <text:p text:style-name="P8">uptime</text:p>
      <text:p text:style-name="P8"/>
      <text:p text:style-name="P8">exit</text:p>
      <text:p text:style-name="P6"/>
      <text:p text:style-name="P6"/>
      <text:p text:style-name="P6"/>
      <text:p text:style-name="P7">Interrogez <text:span text:style-name="T5">les annuaires locaux ou réseaux</text:span> en ce qui concerne le compte utilisateur UserX et le groupe GroupA</text:p>
      <text:p text:style-name="P6"/>
      <text:p text:style-name="P8">getent passwd UserX</text:p>
      <text:p text:style-name="P8"/>
      <text:p text:style-name="P8">getent group GroupA</text:p>
      <text:p text:style-name="P6"><text:soft-page-break/></text:p>
      <text:p text:style-name="P6"/>
      <text:p text:style-name="P6"/>
      <text:p text:style-name="P7">Affichez les caractéristiques du compte utilisateur <text:span text:style-name="T5">local</text:span> UserX et du groupe <text:span text:style-name="T5">local</text:span> GroupA</text:p>
      <text:p text:style-name="P6"/>
      <text:p text:style-name="P8">grep UserX /etc/passwd</text:p>
      <text:p text:style-name="P8"/>
      <text:p text:style-name="P8">grep GroupA /etc/group</text:p>
      <text:p text:style-name="P6"/>
      <text:p text:style-name="P6"/>
      <text:p text:style-name="P6"/>
      <text:p text:style-name="P7">Créez le groupe UserT de numéro d’identification 1033</text:p>
      <text:p text:style-name="P6"/>
      <text:p text:style-name="P8">groupadd -g 1033 UserT</text:p>
      <text:p text:style-name="P6"/>
      <text:p text:style-name="P6"/>
      <text:p text:style-name="P6"/>
      <text:p text:style-name="P7">Créez le compte utilisateur UserT, uid = 1031, gid = 1033, avec son répertoire de connexion</text:p>
      <text:p text:style-name="P6"/>
      <text:p text:style-name="P8"><text:span text:style-name="T13">useradd -u 1031 -g 1033 -m UserT</text:span></text:p>
      <text:p text:style-name="P13"/>
      <text:p text:style-name="P8"><text:span text:style-name="T13">useradd -u 1031 -g UserT -m UserT</text:span></text:p>
      <text:p text:style-name="P13"/>
      <text:p text:style-name="P13"/>
      <text:p text:style-name="P13"/>
      <text:p text:style-name="P7">Affichez l’identification et les groupes du compte utilisateur UserT</text:p>
      <text:p text:style-name="P6"/>
      <text:p text:style-name="P8">id UserT</text:p>
      <text:p text:style-name="P6"/>
      <text:p text:style-name="P6"/>
      <text:p text:style-name="P6"/>
      <text:p text:style-name="P7">Recherchez le répertoire de connexion de l’utilisateur UserT</text:p>
      <text:p text:style-name="P6"/>
      <text:p text:style-name="P8"><text:span text:style-name="T8">find / -name "UserT" -print</text:span></text:p>
      <text:p text:style-name="P9"/>
      <text:p text:style-name="P9"/>
      <text:p text:style-name="P9"/>
      <text:p text:style-name="P7">Affiliez l’utilisateur UserT au groupe GroupC comme groupe secondaire, déplacez son répertoire de connexion vers un répertoire nommé « Utilisateur Test » et donnez-lui bash comme shell de connexion</text:p>
      <text:p text:style-name="P6"/>
      <text:p text:style-name="P8"><text:span text:style-name="T11">usermod -G GroupC -d /home/'Utilisateur Test' -m -s /bin/bash UserT</text:span></text:p>
      <text:p text:style-name="P10"/>
      <text:p text:style-name="P10"/>
      <text:p text:style-name="P10"/>
      <text:p text:style-name="P7">Affichez l’identification et les groupes du compte utilisateur UserT</text:p>
      <text:p text:style-name="P6"/>
      <text:p text:style-name="P8">id UserT</text:p>
      <text:p text:style-name="P6"/>
      <text:p text:style-name="P6"/>
      <text:p text:style-name="P6"><text:soft-page-break/></text:p>
      <text:p text:style-name="P7">Interrogez les annuaires en ce qui concerne le compte utilisateur UserT et le groupe GroupC</text:p>
      <text:p text:style-name="P6"/>
      <text:p text:style-name="P8"><text:span text:style-name="T11">getent passwd UserT</text:span></text:p>
      <text:p text:style-name="P11"/>
      <text:p text:style-name="P8"><text:span text:style-name="T11">getent group GroupC</text:span></text:p>
      <text:p text:style-name="P10"/>
      <text:p text:style-name="P10"/>
      <text:p text:style-name="P10"/>
      <text:p text:style-name="P7">Mettez le mot : « usert » comme mot de passe à l’utilisateur UserT</text:p>
      <text:p text:style-name="P6"/>
      <text:p text:style-name="P8">passwd UserT</text:p>
      <text:p text:style-name="P8"/>
      <text:p text:style-name="P8">usert</text:p>
      <text:p text:style-name="P8">usert</text:p>
      <text:p text:style-name="P6"/>
      <text:p text:style-name="P6"/>
      <text:p text:style-name="P6"/>
      <text:p text:style-name="P7">Pour le compte « UserT », changez de commentaire – nouveau commentaire = « UserT est un utilisateur pour tester »</text:p>
      <text:p text:style-name="P6"/>
      <text:p text:style-name="P8">chfn -f 'UserT est un utilisateur pour tester' UserT</text:p>
      <text:p text:style-name="P6"/>
      <text:p text:style-name="P6"/>
      <text:p text:style-name="P6"/>
      <text:p text:style-name="P7">Déconnectez-vous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ret Jacques</meta:initial-creator>
    <dc:creator>Piret Jacques</dc:creator>
    <meta:editing-cycles>1</meta:editing-cycles>
    <meta:creation-date>2016-02-15T15:50:00</meta:creation-date>
    <dc:date>2016-02-15T15:51:00</dc:date>
    <meta:editing-duration>PT1M</meta:editing-duration>
    <meta:generator>LibreOffice/5.1.6.2.0$Linux_X86_64 LibreOffice_project/10$Build-2</meta:generator>
    <meta:document-statistic meta:table-count="2" meta:image-count="0" meta:object-count="0" meta:page-count="9" meta:paragraph-count="213" meta:word-count="1512" meta:character-count="10009" meta:non-whitespace-character-count="8387"/>
    <meta:user-defined meta:name="AppVersion">14.0000</meta:user-defined>
    <meta:user-defined meta:name="Company">GI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